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new UI improvements, what effect does a grid have on one's ability to reason about a transportation network?</text:p>
      <text:p text:style-name="Standard"/>
      <text:p text:style-name="Standard">I managed to get a stable city configuration out of a grid without much trouble. However, the configuration made heavy use of "farm roads" or continuous lines of farmlands that transport resources across each-other. In fact, the more I work through these experiments, the more I find myself leaning on that pattern. It's such a powerful way of transporting food, and since food is the big resource for which one needs the most production, it makes ResourceDepots almost unnecessary. It means that one of the system's most desirable tradeoffs, that between transportation efficacy and productive capacity, is largely irrelevant.</text:p>
      <text:p text:style-name="Standard"/>
      <text:p text:style-name="Standard">This makes me think that I should forbid societies from importing their own productions, so that these sorts of roads cannot be constructed. There's still an incentive to minimize the number of ResourceDepots constructed, but at least then there isn't such a clear and easy method by which to circumvent them entirely. That should drastically change the way in which transportation networks are constructed.</text:p>
      <text:p text:style-name="Standard"/>
      <text:p text:style-name="P1">What happens when no node has more than three neighbors?</text:p>
      <text:p text:style-name="Standard"/>
      <text:p text:style-name="Standard">It becomes incredibly difficult, though not impossible, to form towns at least, and I would assume permits cities. Having so few neighbors means that ResourceDepots are usually fairly cumbersome objects. You need to, through careful construction and decay, generate lines of identical societies, especially farms, and pass resources through them as if they were ResourceDepots.</text:p>
      <text:p text:style-name="Standard"/>
      <text:p text:style-name="Standard">At that point, the fact that farms want all of the other resources becomes a severely limiting factor. It means that farms block all transportation of other resources, so you need to figure out some way of transporting everything else. Thus any society other than a farm that wants to export its productions would prefer to lie on an intersection with three connections: 1 for its input of food, 1 for its input over every other resource, and one for its output. You can get away with shunting those resources to a ResourceDepot and have only two connections, but then that ResourceDepot needs three connections: 1 for all resources, 1 for the exporting society, and one left empty to export in some direction. That, in turn, necessitates another ResourceDepot on a three-point intersection that accepts food, all other resources, and transmits to the first ResourceDepot.</text:p>
      <text:p text:style-name="Standard"/>
      <text:p text:style-name="Standard">This experiment has shown me how important it is that farms prevent the transferal of other resources across them, and incidentially that others societies do this, as well. This prevents farms and societies from acting as ResourceDepots for any resource other than their products, and thus makes ResourceDepots a critical component. I think it'll be wise to restrict the sorts of resources that a Society can accept into itself more thoroughly, possibly even preventing importation of its own products, in order to reinforce the function of a ResourceDepot as a transportation hub.</text:p>
      <text:p text:style-name="Standard"/>
      <text:p text:style-name="Standard"/>
      <text:p text:style-name="P1">How do long edges change things?</text:p>
      <text:p text:style-name="P1"/>
      <text:p text:style-name="Standard">Is this even an interesting question? Long highways increase delay between production and consumption of resources. But if you've established a network, eventually the delay will become meaningless.</text:p>
      <text:p text:style-name="Standard"/>
      <text:p text:style-name="P2">I guess there are a few things that highway length can affect. If the highway is too long and its capacity is too low, then it might fill up and stop transmitting resources for a time. Depending on how long it is and how slow the blobs move down the highway, this might cause exports to back up and suppress production. Long highways (and slow blobs) also decrease the rate at which your <text:soft-page-break/>network switches between one state and another. That could generate longer cycles of replanning, as players will need to wait longer between changes to see the effects. That is an effect substantially reduced by increasing the speed of the game, which might make it a meaningless consideration. Hell, giving players the ability to change the speed of the game takes iteration time out of my hands anyways.</text:p>
      <text:p text:style-name="Standard"/>
      <text:p text:style-name="P1">How do resources transfer through maps that are very long?</text:p>
      <text:p text:style-name="Standard"/>
      <text:p text:style-name="Standard">Farm roads end up being the dominant structure in a map that is primarily long in a single direction. In fact, I was able to get around a lot of the limitations of a low-connectivity graph by using farms pushing into farms. I need to remove that feature if I want interacting with the topology of the map to be an engaging experience without a clearly dominant strategy.</text:p>
      <text:p text:style-name="Standard"/>
      <text:p text:style-name="P1">Does having an extremely bushy graph make things too easy?</text:p>
      <text:p text:style-name="Standard"/>
      <text:p text:style-name="Standard">It seems to depend on the bushiness. I generated a single, fairly large, roughly circular neighborhood with just enough room for all of the societies I needed to generate a stable city configuration. While I was unsure of what to do at first, I managed to design a reasonable system that worked fairly well. It made heavy use of farmlands as food depots, creation and destruction of ResourceDepots, and the final configuration had only a single ResourceDepot. This particular topology felt like it gave me a lot of leeway in how I could go about the problem, which made the act feel somewhat creative. It was a bit tedious at times, though that may have been the technique I decided to use to generate it and my failure to utilize white production.</text:p>
      <text:p text:style-name="Standard"/>
      <text:p text:style-name="Standard">Another type of bushiness I tested was one involving large hubs. I created a map that was two hub-connected regions of 8 and 9 nodes connected to each-other by three edges. I found this configuration to be easy to work with but boring, lacking any sort of creative inspiration. This seems to indicate that having particularly large hub points decreases the complexity of the gameplay by making it easier to transfer resources.</text:p>
      <text:p text:style-name="Standard"/>
      <text:p text:style-name="Standard">This could be made into an interesting challenge by having the hub become so overwhelmed by resources that it can't possibly keep up and becomes a bottleneck. I can imagine a few ways of doing that. One is to increase the number of resources going through the system. Another is to limit the speed and capacity of BlobHighways, especially unupgraded ones, so piping resources down a single highway becomes unfeasible. A third is to place these hubs only as convergence points for large regions of the map, places that will generate more than enough resources to overwhelm the hub, or at least force players to carefully choose what resources they let through the hub.</text:p>
      <text:p text:style-name="Standard"/>
      <text:p text:style-name="Standard">This leads to a new expressive verb one could use to gain more control over a network. Throttling Highways so they operate at a fraction of their capacity might be a useful tool to prevent the overwhelming of hubs, if resource generation ever becomes that powerful. On the other hand, witholding throttling as a mechanic forces players to be very careful about how powerfully their factories work. That may or may not be a positive quality to have.</text:p>
      <text:p text:style-name="Standard"/>
      <text:p text:style-name="P1">What effect does preventing a Society from importing its productions have?</text:p>
      <text:p text:style-name="P1"/>
      <text:p text:style-name="P2">As expected, this has major implications for the structure one's transportation network can take. I first tried to work through a narrow, L-shaped map with isolated spurs pointing off of it that I'd managed, fairly easily, to build a stable city configuration in. The limited number of interconnections meant that I needed to very carefully place my ResourceDepots in a manner that did not waste space. The isolation of the spurs (which only had a single connection) forced me to align villages and towns near them, so that I could place farms upon them and get some use out of <text:soft-page-break/>them.</text:p>
      <text:p text:style-name="P2"/>
      <text:p text:style-name="P2">I found that creating circumstances where a society could directly supply another was a very desirable state, and I tried to generate those sorts of structures whenever I could. But it was challenging to accomplish, and ultimately I determined that it was impossible to create a stable city configuration without consuming the majority (maybe even the entirety) of the city's production. I would've tried to generate even that, but then the game crashed due to a persistent bug where the system attempts to destroy null ConstructionZones.</text:p>
      <text:p text:style-name="P2"/>
      <text:p text:style-name="P2">When using a more disc-like map with somewhat more interconnection, I found I had a lot of creativity as to how I could establish my network. There seems to be a fair amount of valid configurations, and I several times encountered situations where it wasn't immediately clear how I should proceed. While it's hard to say if the individual puzzles were engaging (as I've done them so many times the task feels routine to me) I could definitely trace myself making decisions. This structure in particular involved a lot more ResourceDepots than other disc maps I'd tested, with a thick line of them running through the center.</text:p>
      <text:p text:style-name="P2"/>
      <text:p text:style-name="P2">I was also able to, after finishing the stable configuration, find ways in which I could've improved my network by moving Depots and Societies around.</text:p>
      <text:p text:style-name="P2"/>
      <text:p text:style-name="P2">Neighborhoods behaved in a very similar manner. The most efficient neighborhoods were those that managed to route resources directly to where they needed to go. The least efficient ones were sparser neighborhoods where the addition of ResourceDepots didn't appreciably change the amount of yield the neighborhood provided. Even fairly minor structural differences led to different feels to each of the four neighborhoods I tested. This combined with the tasks to which I had applied each neighborhood to each a somewhat different character, even through all the messy and abstract graphical work. I felt like I was assigning each neighborhood a particular task, doing what I could with what was available to me.</text:p>
      <text:p text:style-name="P2"/>
      <text:p text:style-name="P2">Neighborhoods also introduced a new tradeoff. The MapNodes upon which inter-neighborhood connections lie feel even more important than the internal nodes, and the decision to build societies upon them even more substantial. Putting another Society in an 8-node neighborhood increases productivity, sure, but it cuts you off from one of the neighborhoods. A decision early on in this test to place a farm on one of these outgoing nodes completely changed the way I routed resources through the map, and thus modified the decisions I made for the rest of the configuration.</text:p>
      <text:p text:style-name="P2"/>
      <text:p text:style-name="P2">What limited evidence I've collected shows that this change is largely positive, making ResourceDepots and grappling with the tradeoffs they present a task that is intellectually nontrivial. It remains to be seen if the gameplay is compelling, but I think this is a step in that direction.</text:p>
      <text:p text:style-name="P2"/>
      <text:p text:style-name="P1">When are the various levels of upgraded highways necessary?</text:p>
      <text:p text:style-name="P1"/>
      <text:p text:style-name="P1"/>
      <text:p text:style-name="P1"/>
      <text:p text:style-name="P1">What are the tradeoffs between ResourceDepots and HighwayManagers?</text:p>
      <text:p text:style-name="P1"/>
      <text:p text:style-name="P1"/>
      <text:p text:style-name="P1"/>
      <text:p text:style-name="P1">What are the tradeoffs between Societies and HighwayManagers?</text:p>
      <text:p text:style-name="P1"/>
      <text:p text:style-name="P1"/>
      <text:p text:style-name="P1"/>
      <text:p text:style-name="P1"><text:soft-page-break/>At what point does the cost of supporting an upgraded highway outweigh its benefits?</text:p>
      <text:p text:style-name="P1"/>
      <text:p text:style-name="P1"/>
      <text:p text:style-name="P1"/>
      <text:p text:style-name="P1">What are the differences between holding a small number of more global HighwayManagers and a large number of more local one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6M53S</meta:editing-duration>
    <meta:editing-cycles>13</meta:editing-cycles>
    <meta:generator>OpenOffice/4.1.1$Win32 OpenOffice.org_project/411m6$Build-9775</meta:generator>
    <dc:date>2017-04-18T16:04:57.43</dc:date>
    <meta:document-statistic meta:table-count="0" meta:image-count="0" meta:object-count="0" meta:page-count="4" meta:paragraph-count="30" meta:word-count="1784" meta:character-count="10770"/>
    <meta:user-defined meta:name="Info 1"/>
    <meta:user-defined meta:name="Info 2"/>
    <meta:user-defined meta:name="Info 3"/>
    <meta:user-defined meta:name="Info 4"/>
  </office:meta>
</office:document-meta>
</file>